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Times New Roman" svg:font-family="Times New Roman" style:font-family-generic="roman"/>
    <style:font-face style:name="SimSun" svg:font-family="SimSun"/>
    <style:font-face style:name="Arial" svg:font-family="Arial" style:font-family-generic="swiss"/>
    <style:font-face style:name="Franklin Gothic Medium" svg:font-family="Franklin Gothic Medium"/>
  </office:font-face-decls>
  <office:automatic-styles>
    <style:style style:name="PZERO" style:family="paragraph" style:parent-style-name="Normal">
      <style:paragraph-properties fo:line-height="0.035cm" text:number-lines="true"/>
    </style:style>
    <style:style style:name="P15" style:family="paragraph" style:parent-style-name="Fu_df_zeile">
      <style:paragraph-properties fo:text-align="end" text:number-lines="true"/>
    </style:style>
    <style:style style:name="P16" style:family="paragraph" style:parent-style-name="Normal">
      <style:paragraph-properties fo:text-align="justify" text:number-lines="true"/>
      <style:text-properties style:font-name="Franklin Gothic Medium" fo:font-style="italic" style:font-name-asian="Franklin Gothic Medium" style:font-style-asian="italic" style:font-name-complex="Franklin Gothic Medium" style:font-style-complex="italic"/>
    </style:style>
    <style:style style:name="P17" style:family="paragraph" style:parent-style-name="Normal">
      <style:paragraph-properties fo:text-align="justify" text:number-lines="true"/>
      <style:text-properties style:font-name="Franklin Gothic Medium" style:font-name-asian="Franklin Gothic Medium" style:font-name-complex="Franklin Gothic Medium"/>
    </style:style>
    <style:style style:name="P18" style:family="paragraph" style:parent-style-name="Fu_df_notentext">
      <style:paragraph-properties text:number-lines="true"/>
      <style:text-properties style:font-name="Arial" fo:font-size="7pt" style:font-name-asian="Arial" style:font-size-asian="7pt" style:font-name-complex="Arial" style:font-size-complex="7pt" fo:color="#7f7f7f"/>
    </style:style>
    <style:style style:name="P19" style:family="paragraph" style:parent-style-name="Normal">
      <style:paragraph-properties fo:text-align="center" text:number-lines="true"/>
      <style:text-properties style:font-name="Franklin Gothic Medium" fo:font-size="12pt" fo:font-weight="bold" style:font-name-asian="Franklin Gothic Medium" style:font-size-asian="12pt" style:font-weight-asian="bold" style:font-name-complex="Franklin Gothic Medium" style:font-size-complex="12pt" style:font-weight-complex="bold" style:text-underline-style="solid" style:text-underline-mode="continuous" style:text-underline-width="auto" style:text-underline-color="font-color"/>
    </style:style>
    <style:style style:name="P20" style:family="paragraph" style:parent-style-name="Normal">
      <style:paragraph-properties text:number-lines="true"/>
      <style:text-properties style:font-name="Franklin Gothic Medium" fo:font-size="12pt" fo:font-weight="bold" style:font-name-asian="Franklin Gothic Medium" style:font-size-asian="12pt" style:font-weight-asian="bold" style:font-name-complex="Franklin Gothic Medium" style:font-size-complex="12pt" style:font-weight-complex="bold" style:text-underline-style="solid" style:text-underline-mode="continuous" style:text-underline-width="auto" style:text-underline-color="font-color"/>
    </style:style>
    <style:style style:name="P21" style:family="paragraph" style:parent-style-name="Normal">
      <style:paragraph-properties text:number-lines="true"/>
      <style:text-properties style:font-name="Franklin Gothic Medium" fo:font-style="italic" style:font-name-asian="Franklin Gothic Medium" style:font-style-asian="italic" style:font-name-complex="Franklin Gothic Medium" style:font-style-complex="italic"/>
    </style:style>
    <style:style style:name="P22" style:family="paragraph" style:parent-style-name="Normal">
      <style:paragraph-properties text:number-lines="true"/>
      <style:text-properties style:font-name="Franklin Gothic Medium" style:font-name-asian="Franklin Gothic Medium" style:font-name-complex="Franklin Gothic Medium"/>
    </style:style>
    <style:style style:name="P25" style:family="paragraph" style:parent-style-name="Normal">
      <style:paragraph-properties fo:text-align="center" text:number-lines="true"/>
      <style:text-properties style:font-name="Arial" fo:font-size="8pt" style:font-name-asian="Arial" style:font-size-asian="8pt" style:font-name-complex="Arial" style:font-size-complex="8pt" fo:color="#000000"/>
    </style:style>
    <style:style style:name="P27" style:family="paragraph" style:parent-style-name="Normal">
      <style:paragraph-properties fo:text-align="justify" text:number-lines="true"/>
      <style:text-properties style:font-name="Franklin Gothic Medium" fo:font-size="8pt" style:font-name-asian="Franklin Gothic Medium" style:font-size-asian="8pt" style:font-name-complex="Franklin Gothic Medium" style:font-size-complex="8pt"/>
    </style:style>
    <style:style style:name="P28" style:family="paragraph" style:parent-style-name="Normal">
      <style:paragraph-properties fo:text-align="center" text:number-lines="true"/>
      <style:text-properties style:font-name="Arial" fo:font-size="6pt" style:font-name-asian="Arial" style:font-size-asian="6pt" style:font-name-complex="Arial" style:font-size-complex="6pt" fo:color="#7f7f7f"/>
    </style:style>
    <style:style style:name="P34" style:family="paragraph" style:parent-style-name="Normal">
      <style:paragraph-properties fo:text-align="center" text:number-lines="true"/>
      <style:text-properties style:font-name="Arial" fo:font-size="7pt" style:font-name-asian="Arial" style:font-size-asian="7pt" style:font-name-complex="Arial" style:font-size-complex="7pt" fo:color="#666666"/>
    </style:style>
    <style:style style:name="T4" style:family="text">
      <style:text-properties style:font-name="Times New Roman" fo:font-size="10pt" fo:font-weight="normal" fo:font-style="normal" fo:language="de" fo:country="de"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0" style:family="text">
      <style:text-properties style:font-name="Franklin Gothic Medium" fo:font-size="10pt" fo:font-weight="normal" fo:font-style="italic" fo:language="de" fo:country="de" style:font-name-asian="Franklin Gothic Medium" style:font-size-asian="10pt" style:font-weight-asian="normal" style:font-style-asian="italic" style:language-asian="none" style:country-asian="none" style:font-name-complex="Franklin Gothic Medium" style:font-size-complex="10pt" style:font-weight-complex="normal" style:font-style-complex="italic"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1" style:family="text">
      <style:text-properties style:font-name="Franklin Gothic Medium" fo:font-size="10pt" fo:font-weight="normal" fo:font-style="normal" fo:language="de" fo:country="de" style:font-name-asian="Franklin Gothic Medium" style:font-size-asian="10pt" style:font-weight-asian="normal" style:font-style-asian="normal" style:language-asian="none" style:country-asian="none" style:font-name-complex="Franklin Gothic Medium"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2" style:family="text">
      <style:text-properties style:font-name="Arial" fo:font-size="7pt" fo:font-weight="normal" fo:font-style="normal" fo:language="de" fo:country="de" style:font-name-asian="Arial" style:font-size-asian="7pt" style:font-weight-asian="normal" style:font-style-asian="normal" style:language-asian="none" style:country-asian="none" style:font-name-complex="Arial" style:font-size-complex="7pt" style:font-weight-complex="normal" style:font-style-complex="normal" style:language-complex="none" style:country-complex="none" fo:font-variant="normal" fo:text-transform="none" fo:color="#7f7f7f" fo:background-color="transparent" style:text-position="0% 100%" style:text-underline-style="none" style:text-line-through-style="none" fo:letter-spacing="normal" style:text-scale="100%" style:letter-kerning="true" text:display="true"/>
    </style:style>
    <style:style style:name="T13" style:family="text">
      <style:text-properties style:font-name="Franklin Gothic Medium" fo:font-size="12pt" fo:font-weight="bold" fo:font-style="normal" fo:language="de" fo:country="de" style:font-name-asian="Franklin Gothic Medium" style:font-size-asian="12pt" style:font-weight-asian="bold" style:font-style-asian="normal" style:language-asian="none" style:country-asian="none" style:font-name-complex="Franklin Gothic Medium" style:font-size-complex="12pt" style:font-weight-complex="bold" style:font-style-complex="normal" style:language-complex="none" style:country-complex="none" fo:font-variant="normal" fo:text-transform="none" style:use-window-font-color="true"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4" style:family="text">
      <style:text-properties fo:color="#b3b3b3"/>
    </style:style>
    <style:style style:name="T16" style:family="text">
      <style:text-properties style:font-name="Arial" fo:font-size="8pt" fo:font-weight="normal" fo:font-style="normal" fo:language="de" fo:country="de" style:font-name-asian="Arial" style:font-size-asian="8pt" style:font-weight-asian="normal" style:font-style-asian="normal" style:language-asian="none" style:country-asian="none" style:font-name-complex="Arial" style:font-size-complex="8pt" style:font-weight-complex="normal" style:font-style-complex="normal" style:language-complex="none" style:country-complex="none" fo:font-variant="normal" fo:text-transform="none" fo:color="#000000" fo:background-color="transparent" style:text-position="0% 100%" style:text-underline-style="none" style:text-line-through-style="none" fo:letter-spacing="normal" style:text-scale="100%" style:letter-kerning="true" text:display="true"/>
    </style:style>
    <style:style style:name="T18" style:family="text">
      <style:text-properties style:font-name="Franklin Gothic Medium" fo:font-size="8pt" fo:font-weight="normal" fo:font-style="normal" fo:language="de" fo:country="de" style:font-name-asian="Franklin Gothic Medium" style:font-size-asian="8pt" style:font-weight-asian="normal" style:font-style-asian="normal" style:language-asian="none" style:country-asian="none" style:font-name-complex="Franklin Gothic Medium" style:font-size-complex="8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9" style:family="text">
      <style:text-properties style:font-name="Arial" fo:font-size="6pt" fo:font-weight="normal" fo:font-style="normal" fo:language="de" fo:country="de" style:font-name-asian="Arial" style:font-size-asian="6pt" style:font-weight-asian="normal" style:font-style-asian="normal" style:language-asian="none" style:country-asian="none" style:font-name-complex="Arial" style:font-size-complex="6pt" style:font-weight-complex="normal" style:font-style-complex="normal" style:language-complex="none" style:country-complex="none" fo:font-variant="normal" fo:text-transform="none" fo:color="#7f7f7f" fo:background-color="transparent" style:text-position="0% 100%" style:text-underline-style="none" style:text-line-through-style="none" fo:letter-spacing="normal" style:text-scale="100%" style:letter-kerning="true" text:display="true"/>
    </style:style>
    <style:style style:name="T23" style:family="text" style:parent-style-name="Fu_df_notenzeichen">
      <style:text-properties style:text-position="20% 66%"/>
    </style:style>
    <style:style style:name="T28" style:family="text" style:parent-style-name="Fu_df_notenzeichen">
      <style:text-properties style:font-name="Times New Roman" fo:font-style="normal" style:font-name-asian="SimSun" style:font-style-asian="normal" style:font-name-complex="Times New Roman" style:font-style-complex="normal" fo:color="#7f7f7f" style:text-position="20% 66%"/>
    </style:style>
    <style:style style:name="T34" style:family="text" style:parent-style-name="Fu_df_notenzeichen">
      <style:text-properties style:font-name="Times New Roman" style:font-name-asian="SimSun" style:font-name-complex="Times New Roman" style:text-position="20% 66%"/>
    </style:style>
    <style:style style:name="T50" style:family="text">
      <style:text-properties fo:color="#7f7f7f"/>
    </style:style>
    <style:style style:name="T58" style:family="text">
      <style:text-properties style:font-name="Arial" fo:font-size="7pt" fo:font-weight="normal" fo:font-style="normal" fo:language="de" fo:country="de" style:font-name-asian="Arial" style:font-size-asian="7pt" style:font-weight-asian="normal" style:font-style-asian="normal" style:language-asian="none" style:country-asian="none" style:font-name-complex="Arial" style:font-size-complex="7pt" style:font-weight-complex="normal" style:font-style-complex="normal" style:language-complex="none" style:country-complex="none" fo:font-variant="normal" fo:text-transform="none" fo:color="#666666"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elle"/>
        <text:sequence-decl text:display-outline-level="0" text:name="Abbildung"/>
        <text:sequence-decl text:display-outline-level="0" text:name="Grafik"/>
      </text:sequence-decls>
      <text:section text:style-name="Sect1" text:name="Section1">
        <text:p text:style-name="P19">Ergänzung XV Glossar für unterwegs</text:p>
        <text:p text:style-name="P20"/>
        <text:p text:style-name="P16">Schatten<text:tab/><text:span text:style-name="T28"><text:note text:id="238380649840" text:note-class="footnote"><text:note-citation>1</text:note-citation><text:note-body><text:p text:style-name="P18"><text:span text:style-name="T23"/><text:s/>Sctn.</text:p></text:note-body></text:note></text:span><text:tab/><text:tab/></text:p>
        <text:p text:style-name="P17"/>
        <text:p text:style-name="P17">Sind im Kanon der Jedi die, die<text:s/><text:span text:style-name="T14">schwarzen</text:span><text:span text:style-name="T14"><text:s/></text:span>Machtkomplexe direkt erforschen und Zitadellen von<text:s/><text:span text:style-name="T14"/><text:span text:style-name="T14"/><text:span text:style-name="T14">Sith</text:span><text:span text:style-name="T14"/><text:span text:style-name="T14"><text:s/></text:span>sichtbar machen. Werden offenbar sogar intuitiv davon angezogen. Arbeiten nicht im Tempel, sondern sind im Kriegsgebiet von Naturen, Wanderer zwischen den<text:s/><text:span text:style-name="T14"/><text:span text:style-name="T14"/><text:span text:style-name="T14">Sith</text:span>-Zitadellen.</text:p>
        <text:p text:style-name="P17"/>
        <text:p text:style-name="P21">Gewerkschaft</text:p>
        <text:p text:style-name="P22"/>
        <text:p text:style-name="P22">Eine Ansammlung von<text:s/>Werkern. Also ein freies loses Arbeitsbündnis im Kanon der Persönlichkeit.</text:p>
        <text:p text:style-name="P22"/>
        <text:p text:style-name="P21">Doktor</text:p>
        <text:p text:style-name="P22"/>
        <text:p text:style-name="P22">Eine Berufung, Arbeit einer Person die eine bestimmte Lehre hat und verbreitet.</text:p>
        <text:p text:style-name="P19"/>
        <text:p text:style-name="P19">Ergänzung XX Machtwirkungen</text:p>
        <text:p text:style-name="P19"/>
        <text:p text:style-name="P16">Über Heiligung (die mentalen Schilde)</text:p>
        <text:p text:style-name="P17"/>
        <text:p text:style-name="P17">Eine vorliegende entartete Information von<text:s/><text:span text:style-name="T14"/><text:span text:style-name="T14"/><text:span text:style-name="T14">Sith</text:span><text:s/>entrissen wird wieder gewaltsam genommen. Also die wird so genommen und an den Kanon der positiven Welt angepasst bzw. abgeglichen, ohne den Einfluss von<text:s/><text:span text:style-name="T14"/><text:span text:style-name="T14"/><text:span text:style-name="T14">Sith</text:span><text:s/>in seinen wahren ansinnen. Es wird einfach angepasst auch mit Lügen, Erzählungen (Grundlage sind die Großmächte u.a. Meinung und Freiheit), also ohne sofortigen realen Überprüfungen, den Archiven und persönlichen Erfahrungen (es ist kein Egoismus). Das ist deren tägliche Rettung.</text:p>
        <text:p text:style-name="P17">Dies passiert, wenn etwas Unbekanntes registriert wird und dies erst einmal mit etwas aus der positiven Welt verbunden wird. Nach und nach wird diese eher Informationsanhäufung mit der logischen Welt angeglichen und die Entartungen und<text:s/>Erhaltungen<text:s/>sichtbar gemacht und irgendwie aufgezeigt für hohen Götterverbund.</text:p>
        <text:p text:style-name="P17"/>
        <text:p text:style-name="P17">Ziel ist die völlige Auslöschung von<text:s/><text:span text:style-name="T14"/><text:span text:style-name="T14"/><text:span text:style-name="T14">Sith</text:span>. Aber dazu muss<text:s/>erfahren werden<text:s/>wie Information entsteht. Also wie<text:s/>entsteht schon Geist eh es zur Materie kommt<text:s/>und was ist noch alles davor. Zerlegung und Streuung (Verschlüsselung<text:span text:style-name="T34"><text:note text:id="238652489958" text:note-class="footnote"><text:note-citation>2</text:note-citation><text:note-body><text:p text:style-name="P18"><text:span text:style-name="T23"/><text:s/>siehe Verschlüsselung in diesem Lehrenbuch.</text:p></text:note-body></text:note></text:span>) ist nur<text:s/>Zeitlinie bis die Informationsdichte wieder anliegt<text:s/>und das ist nur Vernunft. Und Informationsverbünde sind nicht selten.</text:p>
        <text:p text:style-name="P17"/>
        <text:p text:style-name="P19">Ergänzung XXIII<text:s/>Über<text:s/>andere Dinge</text:p>
        <text:p text:style-name="P16"/>
        <text:p text:style-name="P16">Identitäten</text:p>
        <text:p text:style-name="P16"/>
        <text:p text:style-name="P17">Dieses Buch ist ein Beispiel einer Identität, wo nahegelegt wird, dass selbst hier der Kanon der Bruderschaft der Menschheit funktioniert und diese Wesen eher frei ist als anderweitig.</text:p>
        <text:p text:style-name="P17"/>
        <text:p text:style-name="P16">Etwas über Multiversen</text:p>
        <text:p text:style-name="P16"/>
        <text:p text:style-name="P17">Ist die Gesamtheit aller Dinge. Die geistlichen Welten, die<text:s/>die materielle Welten<text:s/>gesetzt haben, um großen Fragen nachzugehen. Treffpunkte. Austausch. Klärung von Dingen. Die materiellen Welten sind zudem Orte von Weltenwechsel. Bei<text:s/><text:span text:style-name="T14"/><text:span text:style-name="T14"/><text:span text:style-name="T14">Sith</text:span><text:s/>ist dies so. Sie erheben sich über die Macht und fallen hart aufs Land und beginnen mit ihren Launen die Unlogik, also<text:s/>Unvernuft<text:s/>sind. Die herrschende Ordnung von<text:s/>JHWH<text:s/>erwartet aber die relevante Strafverfolgung, da die materiellen Welten ebenso deren Gefängnis ist, da hier freie lebendige Ordnung die auf Logik, also Vernunft basiert, statt totes knechtendes Chaos angestrebt wird.</text:p>
        <text:p text:style-name="P17"/>
        <text:p text:style-name="P17">Während die vier hohen Götterprinzipien<text:s/>JHWH<text:s/>logische Struktur in diesem Kosmos erforscht, hasst<text:s/><text:span text:style-name="T14"/><text:span text:style-name="T14"/><text:span text:style-name="T14">Sith</text:span><text:s/>diese und will diese komplett auslöschen. Es strebt das ungeordnete Chaos an.</text:p>
        <text:p text:style-name="P21"/>
        <text:p text:style-name="P21">Parasiten</text:p>
        <text:p text:style-name="P22"/>
        <text:p text:style-name="P22">Jedes Multiversum hat eine Ordnung. Parasiten befallen diese und deklarieren ihre Taten anhand des Kanons als Sünde zur Vollziehung ihrer Glückseligkeiten zur Vollendung.<text:s/></text:p>
        <text:p text:style-name="P21">Beamtentum<text:s/><text:span text:style-name="T11">(Queer, Königshäuser, Kaiserdenkmäler usw.)</text:span></text:p>
        <text:p text:style-name="P21"/>
        <text:p text:style-name="P17">Die Konsequenzen für die Plagen ist, dass diese nur noch in Leistung da sitzen. Also denen<text:s/>sind Sitten angetragen wurden<text:s/>nach menschlichen Maßstäben, als Besiegte. Also die sitzen dauerhaft sittlich da, damit deren Gedanken sich nicht in Plagen oder Machtkomplexen<text:s/>in der materiellen Welten<text:s/>äußern. Weil nur Mensch<text:span text:style-name="T28"><text:note text:id="2391563284" text:note-class="footnote"><text:note-citation>3</text:note-citation><text:note-body><text:p text:style-name="P18"><text:span text:style-name="T23"/><text:s/>also der logische vernünftige Geist, der keine Armut kennt, großzügig, gebildet und frei ist.</text:p></text:note-body></text:note></text:span><text:s/>sich ausbreitet. Also die sind nicht Ziel, also das wird sich in irgendeiner Weise in diesem Kosmos äußern.</text:p>
        <text:p text:style-name="P21"/>
        <text:p text:style-name="P21">Geistreiche<text:s/><text:span text:style-name="T11">(die Himmel)</text:span></text:p>
        <text:p text:style-name="P22"/>
        <text:p text:style-name="P17">Sind aus Ausruhorte. Das Ziel ewige Ruhe wird von<text:s/>Graue<text:s/>Jedi als Illusion angesehen. Da Ewigkeiten<text:s/>bestand<text:s/>haben und die verschiedenen Denkweisen. Das sind Orte des Urlaubs, voll mit Frauen und Männer in Fröhlichkeiten der Harmonie. Die Geistfeste von<text:s/><text:span text:style-name="T50"/><text:span text:style-name="T50"/><text:span text:style-name="T50">Sith</text:span><text:s/>im Osten überzogen mit Auslachen und voll mit Archiven und Mittelpunkten.</text:p>
        <text:p text:style-name="P21"/>
        <text:p text:style-name="P21">Fokus</text:p>
        <text:p text:style-name="P27"/>
        <text:p text:style-name="P28">Vierte Ergänzungen für Ausgabe 2025. Anderes wurde handschriftlich eingetragen oder in alter Fassung belassen.</text:p>
        <text:p text:style-name="P25"/>
        <text:p text:style-name="P34">Sctn. Heiko Wolf,<text:s/>heiko.wolf.mail@gmail.com,<text:s/>OCRID:<text:s/>0000-0003-3089- 3076,</text:p>
        <text:p text:style-name="P34">Stand: 06.04.2026,<text:s/>https://sites.google.com/view/heikowolfinf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Times New Roman" svg:font-family="Times New Roman" style:font-family-generic="roman"/>
    <style:font-face style:name="SimSun" svg:font-family="SimSun"/>
    <style:font-face style:name="Arial" svg:font-family="Arial" style:font-family-generic="swiss"/>
  </office:font-face-decls>
  <office:styles>
    <style:default-style style:family="paragraph">
      <style:paragraph-properties fo:text-align="start" style:tab-stop-distance="1.249cm" fo:hyphenation-ladder-count="no-limit"/>
      <style:text-properties fo:hyphenate="true" fo:hyphenation-remain-char-count="2" fo:hyphenation-push-char-count="2" style:font-name="Times New Roman" fo:font-size="10pt" fo:language="de" fo:country="de" style:font-name-asian="SimSun" style:font-size-asian="10pt" style:language-asian="none" style:country-asian="none" style:font-name-complex="Times New Roman" style:font-size-complex="10pt" style:language-complex="none" style:country-complex="none" style:use-window-font-color="true" style:text-position="0% 100%"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49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fo:hyphenation-ladder-count="no-limit" text:number-lines="false"/>
      <style:text-properties fo:hyphenate="true" fo:hyphenation-remain-char-count="2" fo:hyphenation-push-char-count="2" style:font-name="Times New Roman" fo:font-size="10pt" fo:font-weight="normal" fo:font-style="normal" fo:language="de" fo:country="de"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_dc_berschrift_20_1" style:display-name="Überschrift 1" style:family="paragraph" style:parent-style-name="Normal" style:next-style-name="Normal" style:default-outline-level="1">
      <style:paragraph-properties fo:margin-top="0.423cm" fo:margin-bottom="0.106cm" fo:keep-with-next="always" fo:keep-together="always" fo:hyphenation-ladder-count="no-limit" text:number-lines="true"/>
      <style:text-properties fo:hyphenate="true" fo:hyphenation-remain-char-count="2" fo:hyphenation-push-char-count="2" style:font-name="Arial" fo:font-size="18pt" fo:font-weight="bold" style:font-size-asian="18pt" style:font-weight-asian="bold" style:font-name-complex="Arial" style:font-size-complex="18pt" style:font-weight-complex="bold"/>
    </style:style>
    <style:style style:name="_dc_berschrift_20_2" style:display-name="Überschrift 2" style:family="paragraph" style:parent-style-name="_dc_berschrift_20_1" style:next-style-name="Normal" style:default-outline-level="2">
      <style:paragraph-properties fo:hyphenation-ladder-count="no-limit" text:number-lines="true"/>
      <style:text-properties fo:hyphenate="true" fo:hyphenation-remain-char-count="2" fo:hyphenation-push-char-count="2" fo:font-size="16pt" style:font-size-asian="16pt" style:font-size-complex="16pt"/>
    </style:style>
    <style:style style:name="_dc_berschrift_20_3" style:display-name="Überschrift 3" style:family="paragraph" style:parent-style-name="_dc_berschrift_20_2" style:next-style-name="Normal" style:default-outline-level="3">
      <style:paragraph-properties fo:hyphenation-ladder-count="no-limit" text:number-lines="true"/>
      <style:text-properties fo:hyphenate="true" fo:hyphenation-remain-char-count="2" fo:hyphenation-push-char-count="2" fo:font-size="14pt" style:font-size-asian="14pt" style:font-size-complex="14pt"/>
    </style:style>
    <style:style style:name="Fu_df_notentext" style:display-name="Fußnotentext" style:family="paragraph" style:parent-style-name="Normal">
      <style:paragraph-properties fo:hyphenation-ladder-count="no-limit" text:number-lines="true"/>
      <style:text-properties fo:hyphenate="true" fo:hyphenation-remain-char-count="2" fo:hyphenation-push-char-count="2"/>
    </style:style>
    <style:style style:name="Fu_df_zeile" style:display-name="Fußzeile" style:family="paragraph" style:parent-style-name="Normal">
      <style:paragraph-properties style:tab-stop-distance="1.249cm" fo:hyphenation-ladder-count="no-limit" text:number-lines="true">
        <style:tab-stops>
          <style:tab-stop style:position="6.401cm" style:type="center" style:leader-style="none"/>
          <style:tab-stop style:position="12.804cm" style:type="right" style:leader-style="none"/>
        </style:tab-stops>
      </style:paragraph-properties>
      <style:text-properties fo:hyphenate="true" fo:hyphenation-remain-char-count="2" fo:hyphenation-push-char-count="2"/>
    </style:style>
    <style:style style:name="Normal" style:display-name="Normal" style:family="text"/>
    <style:style style:name="Fu_df_notenzeichen" style:display-name="Fußnotenzeichen" style:family="text">
      <style:text-properties style:text-position="20% 66%"/>
    </style:style>
    <style:style style:name="Hyperlink" style:display-name="Hyperlink" style:family="text">
      <style:text-properties fo:color="#0000ff" style:text-underline-style="solid" style:text-underline-mode="continuous" style:text-underline-width="auto" style:text-underline-color="font-color"/>
    </style: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PZERO" style:family="paragraph" style:parent-style-name="Normal">
      <style:paragraph-properties fo:line-height="0.035cm" text:number-lines="true"/>
    </style:style>
    <style:style style:name="P15" style:family="paragraph" style:parent-style-name="Fu_df_zeile">
      <style:paragraph-properties fo:text-align="end" text:number-lines="true"/>
    </style:style>
    <style:style style:name="T4" style:family="text">
      <style:text-properties style:font-name="Times New Roman" fo:font-size="10pt" fo:font-weight="normal" fo:font-style="normal" fo:language="de" fo:country="de"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page-layout style:name="pm1">
      <style:page-layout-properties fo:page-width="14.804cm" fo:page-height="21.006cm" style:print-orientation="portrait" fo:margin-top="1.000cm" fo:margin-bottom="1.000cm" fo:margin-left="1.000cm" fo:margin-right="1.000cm">
        <style:footnote-sep style:width="0.021cm" style:color="#000000" style:distance-before-sep="0.127cm" style:distance-after-sep="0.127cm" style:adjustment="left" style:rel-width="100%"/>
      </style:page-layout-properties>
      <style:footer-style>
        <style:header-footer-properties fo:min-height="0.000cm" fo:margin-top="0.000cm"/>
      </style:footer-style>
    </style:page-layout>
  </office:automatic-styles>
  <office:master-styles>
    <style:master-page style:name="Standard" style:page-layout-name="pm1">
      <style:footer>
        <text:p text:style-name="P15"><text:page-number style:num-format="1" text:select-page="current">1</text:page-number>/<text:page-count style:num-forma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6-01-06T13:31:24</meta:creation-date>
    <dc:date>2026-04-06T13:23:49</dc:date>
    <meta:print-date>2026-04-06T13:23:00</meta:print-date>
  </office:meta>
</office:document-meta>
</file>